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Symbol" style:font-family-generic="roman" style:font-pitch="variable" style:font-charset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057cm" svg:height="0.963cm" svg:x="7.35cm" svg:y="1.942cm">
          <draw:text-box>
            <text:p>Simple Jumentum I2C interface by Daniel Marks</text:p>
          </draw:text-box>
        </draw:frame>
        <draw:frame draw:style-name="gr1" draw:layer="layout" svg:width="15.171cm" svg:height="0.963cm" svg:x="6.784cm" svg:y="2.905cm">
          <draw:text-box>
            <text:p>allows arbitrary pins to be used as I2C interface pins</text:p>
          </draw:text-box>
        </draw:frame>
        <draw:frame draw:style-name="gr1" draw:layer="layout" svg:width="11.022cm" svg:height="0.963cm" svg:x="8.393cm" svg:y="3.847cm">
          <draw:text-box>
            <text:p>only supports single master operation</text:p>
          </draw:text-box>
        </draw:frame>
        <draw:frame draw:style-name="gr1" draw:layer="layout" svg:width="5.294cm" svg:height="2.387cm" svg:x="4.596cm" svg:y="6.868cm">
          <draw:text-box>
            <text:p>Jumentum SCL</text:p>
            <text:p>pin (master clock</text:p>
            <text:p>output)</text:p>
          </draw:text-box>
        </draw:frame>
        <draw:line draw:style-name="gr2" draw:text-style-name="P1" draw:layer="layout" svg:x1="9.89cm" svg:y1="7.985cm" svg:x2="16.875cm" svg:y2="7.985cm">
          <text:p/>
        </draw:line>
        <draw:frame draw:style-name="gr1" draw:layer="layout" svg:width="3.812cm" svg:height="2.387cm" svg:x="17.51cm" svg:y="6.945cm">
          <draw:text-box>
            <text:p>Bus SCL</text:p>
            <text:p>(slave clock</text:p>
            <text:p>input)</text:p>
          </draw:text-box>
        </draw:frame>
        <draw:frame draw:style-name="gr1" draw:layer="layout" svg:width="5.222cm" svg:height="2.387cm" svg:x="4.596cm" svg:y="9.89cm">
          <draw:text-box>
            <text:p>Jumentum SDA</text:p>
            <text:p>input pin (master</text:p>
            <text:p>serial data input)</text:p>
          </draw:text-box>
        </draw:frame>
        <draw:line draw:style-name="gr2" draw:text-style-name="P1" draw:layer="layout" svg:x1="13.7cm" svg:y1="11.16cm" svg:x2="10.525cm" svg:y2="11.16cm">
          <text:p/>
        </draw:line>
        <draw:g>
          <draw:line draw:style-name="gr3" draw:text-style-name="P1" draw:layer="layout" svg:x1="14.97cm" svg:y1="11.16cm" svg:x2="14.97cm" svg:y2="11.795cm">
            <text:p/>
          </draw:line>
          <draw:line draw:style-name="gr3" draw:text-style-name="P1" draw:layer="layout" svg:x1="14.68cm" svg:y1="13.042cm" svg:x2="14.68cm" svg:y2="13.677cm">
            <text:p/>
          </draw:line>
          <draw:line draw:style-name="gr3" draw:text-style-name="P1" draw:layer="layout" svg:x1="14.97cm" svg:y1="11.795cm" svg:x2="14.335cm" svg:y2="12.106cm">
            <text:p/>
          </draw:line>
          <draw:line draw:style-name="gr3" draw:text-style-name="P1" draw:layer="layout" svg:x1="15.161cm" svg:y1="12.24cm" svg:x2="14.336cm" svg:y2="12.107cm">
            <text:p/>
          </draw:line>
          <draw:line draw:style-name="gr3" draw:text-style-name="P1" draw:layer="layout" svg:x1="15.161cm" svg:y1="12.24cm" svg:x2="14.335cm" svg:y2="12.43cm">
            <text:p/>
          </draw:line>
          <draw:line draw:style-name="gr3" draw:text-style-name="P1" draw:layer="layout" svg:x1="15.161cm" svg:y1="12.563cm" svg:x2="14.336cm" svg:y2="12.43cm">
            <text:p/>
          </draw:line>
          <draw:line draw:style-name="gr3" draw:text-style-name="P1" draw:layer="layout" svg:x1="15.161cm" svg:y1="12.563cm" svg:x2="14.335cm" svg:y2="12.753cm">
            <text:p/>
          </draw:line>
          <draw:line draw:style-name="gr3" draw:text-style-name="P1" draw:layer="layout" svg:x1="15.16cm" svg:y1="12.886cm" svg:x2="14.335cm" svg:y2="12.753cm">
            <text:p/>
          </draw:line>
          <draw:line draw:style-name="gr3" draw:text-style-name="P1" draw:layer="layout" svg:x1="15.16cm" svg:y1="12.886cm" svg:x2="14.68cm" svg:y2="13.042cm">
            <text:p/>
          </draw:line>
        </draw:g>
        <draw:g>
          <draw:line draw:style-name="gr3" draw:text-style-name="P1" draw:layer="layout" svg:x1="13.7cm" svg:y1="11.16cm" svg:x2="13.7cm" svg:y2="11.795cm">
            <text:p/>
          </draw:line>
          <draw:line draw:style-name="gr3" draw:text-style-name="P1" draw:layer="layout" svg:x1="13.41cm" svg:y1="13.042cm" svg:x2="13.41cm" svg:y2="13.677cm">
            <text:p/>
          </draw:line>
          <draw:line draw:style-name="gr3" draw:text-style-name="P1" draw:layer="layout" svg:x1="13.7cm" svg:y1="11.795cm" svg:x2="13.065cm" svg:y2="12.106cm">
            <text:p/>
          </draw:line>
          <draw:line draw:style-name="gr3" draw:text-style-name="P1" draw:layer="layout" svg:x1="13.891cm" svg:y1="12.24cm" svg:x2="13.066cm" svg:y2="12.107cm">
            <text:p/>
          </draw:line>
          <draw:line draw:style-name="gr3" draw:text-style-name="P1" draw:layer="layout" svg:x1="13.891cm" svg:y1="12.24cm" svg:x2="13.065cm" svg:y2="12.43cm">
            <text:p/>
          </draw:line>
          <draw:line draw:style-name="gr3" draw:text-style-name="P1" draw:layer="layout" svg:x1="13.891cm" svg:y1="12.563cm" svg:x2="13.066cm" svg:y2="12.43cm">
            <text:p/>
          </draw:line>
          <draw:line draw:style-name="gr3" draw:text-style-name="P1" draw:layer="layout" svg:x1="13.891cm" svg:y1="12.563cm" svg:x2="13.065cm" svg:y2="12.753cm">
            <text:p/>
          </draw:line>
          <draw:line draw:style-name="gr3" draw:text-style-name="P1" draw:layer="layout" svg:x1="13.89cm" svg:y1="12.886cm" svg:x2="13.065cm" svg:y2="12.753cm">
            <text:p/>
          </draw:line>
          <draw:line draw:style-name="gr3" draw:text-style-name="P1" draw:layer="layout" svg:x1="13.89cm" svg:y1="12.886cm" svg:x2="13.41cm" svg:y2="13.042cm">
            <text:p/>
          </draw:line>
        </draw:g>
        <draw:g>
          <draw:line draw:style-name="gr3" draw:text-style-name="P1" draw:layer="layout" svg:x1="12.748cm" svg:y1="14.882cm" svg:x2="12.142cm" svg:y2="14.887cm">
            <text:p/>
          </draw:line>
          <draw:line draw:style-name="gr3" draw:text-style-name="P1" draw:layer="layout" svg:x1="10.95cm" svg:y1="14.607cm" svg:x2="10.344cm" svg:y2="14.612cm">
            <text:p/>
          </draw:line>
          <draw:line draw:style-name="gr3" draw:text-style-name="P1" draw:layer="layout" svg:x1="12.142cm" svg:y1="14.888cm" svg:x2="11.84cm" svg:y2="14.255cm">
            <text:p/>
          </draw:line>
          <draw:line draw:style-name="gr3" draw:text-style-name="P1" draw:layer="layout" svg:x1="11.718cm" svg:y1="15.082cm" svg:x2="11.839cm" svg:y2="14.256cm">
            <text:p/>
          </draw:line>
          <draw:line draw:style-name="gr3" draw:text-style-name="P1" draw:layer="layout" svg:x1="11.719cm" svg:y1="15.081cm" svg:x2="11.531cm" svg:y2="14.257cm">
            <text:p/>
          </draw:line>
          <draw:line draw:style-name="gr3" draw:text-style-name="P1" draw:layer="layout" svg:x1="11.41cm" svg:y1="15.084cm" svg:x2="11.531cm" svg:y2="14.258cm">
            <text:p/>
          </draw:line>
          <draw:line draw:style-name="gr3" draw:text-style-name="P1" draw:layer="layout" svg:x1="11.411cm" svg:y1="15.084cm" svg:x2="11.223cm" svg:y2="14.26cm">
            <text:p/>
          </draw:line>
          <draw:line draw:style-name="gr3" draw:text-style-name="P1" draw:layer="layout" svg:x1="11.102cm" svg:y1="15.086cm" svg:x2="11.223cm" svg:y2="14.26cm">
            <text:p/>
          </draw:line>
          <draw:line draw:style-name="gr3" draw:text-style-name="P1" draw:layer="layout" svg:x1="11.102cm" svg:y1="15.086cm" svg:x2="10.95cm" svg:y2="14.607cm">
            <text:p/>
          </draw:line>
        </draw:g>
        <draw:frame draw:style-name="gr1" draw:layer="layout" svg:width="5.612cm" svg:height="2.387cm" svg:x="4.278cm" svg:y="13.065cm">
          <draw:text-box>
            <text:p>Jumentum SDA</text:p>
            <text:p>output pin (master</text:p>
            <text:p>serial data output)</text:p>
          </draw:text-box>
        </draw:frame>
        <draw:line draw:style-name="gr3" draw:text-style-name="P1" draw:layer="layout" svg:x1="13.41cm" svg:y1="13.677cm" svg:x2="12.748cm" svg:y2="14.164cm">
          <text:p/>
        </draw:line>
        <draw:line draw:style-name="gr3" draw:text-style-name="P1" draw:layer="layout" svg:x1="12.748cm" svg:y1="15.554cm" svg:x2="12.748cm" svg:y2="14.165cm">
          <text:p/>
        </draw:line>
        <draw:line draw:style-name="gr3" draw:text-style-name="P1" draw:layer="layout" svg:x1="13.176cm" svg:y1="17.371cm" svg:x2="13.176cm" svg:y2="15.982cm">
          <text:p/>
        </draw:line>
        <draw:line draw:style-name="gr3" draw:text-style-name="P1" draw:layer="layout" svg:x1="12.43cm" svg:y1="17.51cm" svg:x2="13.7cm" svg:y2="17.51cm">
          <text:p/>
        </draw:line>
        <draw:line draw:style-name="gr3" draw:text-style-name="P1" draw:layer="layout" svg:x1="12.851cm" svg:y1="17.717cm" svg:x2="13.486cm" svg:y2="17.717cm">
          <text:p/>
        </draw:line>
        <draw:line draw:style-name="gr2" draw:text-style-name="P1" draw:layer="layout" svg:x1="12.748cm" svg:y1="15.554cm" svg:x2="13.176cm" svg:y2="15.982cm">
          <text:p/>
        </draw:line>
        <draw:line draw:style-name="gr2" draw:text-style-name="P1" draw:layer="layout" svg:x1="13.41cm" svg:y1="13.677cm" svg:x2="17.22cm" svg:y2="13.677cm">
          <text:p/>
        </draw:line>
        <draw:frame draw:style-name="gr1" draw:layer="layout" svg:width="4.024cm" svg:height="2.387cm" svg:x="17.51cm" svg:y="12.583cm">
          <draw:text-box>
            <text:p>Bus SDA</text:p>
            <text:p>(slave data</text:p>
            <text:p>input/output)</text:p>
          </draw:text-box>
        </draw:frame>
        <draw:line draw:style-name="gr2" draw:text-style-name="P1" draw:layer="layout" svg:x1="14.97cm" svg:y1="11.16cm" svg:x2="14.97cm" svg:y2="9.89cm">
          <text:p/>
        </draw:line>
        <draw:frame draw:style-name="gr1" draw:layer="layout" svg:width="1.298cm" svg:height="0.963cm" svg:x="14.97cm" svg:y="9.89cm">
          <draw:text-box>
            <text:p>+V</text:p>
          </draw:text-box>
        </draw:frame>
        <draw:frame draw:style-name="gr1" draw:layer="layout" svg:width="2.187cm" svg:height="1.03cm" svg:x="16.24cm" svg:y="16.547cm">
          <draw:text-box>
            <text:p>10 k<text:span text:style-name="T1">W</text:span></text:p>
          </draw:text-box>
        </draw:frame>
        <draw:frame draw:style-name="gr1" draw:layer="layout" svg:width="2.187cm" svg:height="1.03cm" svg:x="10.878cm" svg:y="12.035cm">
          <draw:text-box>
            <text:p>10 k<text:span text:style-name="T1">W</text:span></text:p>
          </draw:text-box>
        </draw:frame>
        <draw:frame draw:style-name="gr1" draw:layer="layout" svg:width="2.187cm" svg:height="1.03cm" svg:x="10.525cm" svg:y="15.21cm">
          <draw:text-box>
            <text:p>10 k<text:span text:style-name="T1">W</text:span></text:p>
          </draw:text-box>
        </draw:frame>
        <draw:frame draw:style-name="gr1" draw:layer="layout" svg:width="2.187cm" svg:height="1.03cm" svg:x="15.323cm" svg:y="12.035cm">
          <draw:text-box>
            <text:p>10 k<text:span text:style-name="T1">W</text:span></text:p>
          </draw:text-box>
        </draw:frame>
        <draw:frame draw:style-name="gr1" draw:layer="layout" svg:width="10.34cm" svg:height="0.963cm" svg:x="8.62cm" svg:y="18.452cm">
          <draw:text-box>
            <text:p>Transistor NPN 2N2222 or 2N390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76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6T21:48:09.92</meta:creation-date>
    <dc:date>2009-10-17T16:23:11.42</dc:date>
    <meta:editing-duration>PT00H16M28S</meta:editing-duration>
    <meta:editing-cycles>3</meta:editing-cycles>
    <meta:generator>OpenOffice.org/3.1$Win32 OpenOffice.org_project/310m19$Build-9420</meta:generator>
    <meta:document-statistic meta:object-count="54"/>
  </office:meta>
</office:document-meta>
</file>